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4cm"/>
    </style:style>
    <style:style style:name="co2" style:family="table-column">
      <style:table-column-properties fo:break-before="auto" style:column-width="10.51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titulo</text:p>
          </table:table-cell>
          <table:table-cell office:value-type="string">
            <text:p>PONTUAL IMPORT BRINDES</text:p>
          </table:table-cell>
        </table:table-row>
        <table:table-row table:style-name="ro1">
          <table:table-cell office:value-type="string">
            <text:p>subtitulo</text:p>
          </table:table-cell>
          <table:table-cell office:value-type="string">
            <text:p>Brindes e Presentes Promocionais</text:p>
          </table:table-cell>
        </table:table-row>
        <table:table-row table:style-name="ro1">
          <table:table-cell office:value-type="string">
            <text:p>telefone</text:p>
          </table:table-cell>
          <table:table-cell office:value-type="string">
            <text:p>(11) 3228-1113 / 3227-4026 / 3313-7704</text:p>
          </table:table-cell>
        </table:table-row>
        <table:table-row table:style-name="ro1">
          <table:table-cell office:value-type="string">
            <text:p>enderecoRua</text:p>
          </table:table-cell>
          <table:table-cell office:value-type="string">
            <text:p>Rua Antônio de Andrade, 109</text:p>
          </table:table-cell>
        </table:table-row>
        <table:table-row table:style-name="ro1">
          <table:table-cell office:value-type="string">
            <text:p>enderecoBairro</text:p>
          </table:table-cell>
          <table:table-cell office:value-type="string">
            <text:p>Canindé</text:p>
          </table:table-cell>
        </table:table-row>
        <table:table-row table:style-name="ro1">
          <table:table-cell office:value-type="string">
            <text:p>enderecoCidadeCEP</text:p>
          </table:table-cell>
          <table:table-cell office:value-type="string">
            <text:p>São Paulo, SP, CEP 03034-080</text:p>
          </table:table-cell>
        </table:table-row>
        <table:table-row table:style-name="ro1">
          <table:table-cell office:value-type="string">
            <text:p>copyright</text:p>
          </table:table-cell>
          <table:table-cell office:value-type="string">
            <text:p>(C) 2014</text:p>
          </table:table-cell>
        </table:table-row>
      </table:table>
      <table:table table:name="Planilh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20/08/2014</text:date>, <text:time>17:39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8-20T17:36:36.65</meta:creation-date>
    <dc:date>2014-08-20T17:39:50.73</dc:date>
    <meta:editing-duration>PT3M15S</meta:editing-duration>
    <meta:editing-cycles>1</meta:editing-cycles>
    <meta:document-statistic meta:table-count="3" meta:cell-count="14" meta:object-count="0"/>
    <meta:generator>BrOffice/3.3$Win32 LibreOffice_project/330m19$Build-301</meta:generator>
  </office:meta>
</office:document-meta>
</file>